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 style:list-style-name="L1">
      <style:text-properties fo:font-size="16pt" style:font-size-asian="16pt" style:font-size-complex="16pt"/>
    </style:style>
    <style:style style:name="P3" style:family="paragraph" style:parent-style-name="Standard" style:list-style-name="L1">
      <style:text-properties fo:font-size="16pt" style:font-size-asian="16pt" style:font-size-complex="16pt"/>
    </style:style>
    <style:style style:name="P4" style:family="paragraph" style:parent-style-name="Standard" style:list-style-name="L1">
      <style:text-properties fo:font-size="16pt" style:font-size-asian="16pt" style:font-size-complex="16pt"/>
    </style:style>
    <style:style style:name="P5" style:family="paragraph" style:parent-style-name="Standard" style:list-style-name="L1">
      <style:text-properties fo:font-size="16pt" style:font-size-asian="16pt" style:font-size-complex="16pt"/>
    </style:style>
    <style:style style:name="P6" style:family="paragraph" style:parent-style-name="Standard" style:list-style-name="L1">
      <style:text-properties fo:font-size="16pt" style:font-size-asian="16pt" style:font-size-complex="16pt"/>
    </style:style>
    <style:style style:name="P7" style:family="paragraph" style:parent-style-name="Standard" style:list-style-name="L1">
      <style:text-properties fo:font-size="16pt" style:font-size-asian="16pt" style:font-size-complex="16pt"/>
    </style:style>
    <style:style style:name="P8" style:family="paragraph" style:parent-style-name="Standard" style:list-style-name="L2">
      <style:text-properties fo:font-size="16pt" style:font-size-asian="16pt" style:font-size-complex="16pt"/>
    </style:style>
    <style:style style:name="P9" style:family="paragraph" style:parent-style-name="Standard" style:list-style-name="L2">
      <style:text-properties fo:font-size="16pt" style:font-size-asian="16pt" style:font-size-complex="16pt"/>
    </style:style>
    <style:style style:name="P10" style:family="paragraph" style:parent-style-name="Standard" style:list-style-name="L2">
      <style:text-properties fo:font-size="16pt" style:font-size-asian="16pt" style:font-size-complex="16pt"/>
    </style:style>
    <style:style style:name="P11" style:family="paragraph" style:parent-style-name="Standard" style:list-style-name="L2">
      <style:text-properties fo:font-size="16pt" style:font-size-asian="16pt" style:font-size-complex="16pt"/>
    </style:style>
    <style:style style:name="P12" style:family="paragraph" style:parent-style-name="Standard" style:list-style-name="L2">
      <style:text-properties fo:font-size="16pt" style:font-size-asian="16pt" style:font-size-complex="16pt"/>
    </style:style>
    <style:style style:name="P13" style:family="paragraph" style:parent-style-name="Standard" style:list-style-name="L2">
      <style:text-properties fo:font-size="16pt" style:font-size-asian="16pt" style:font-size-complex="16pt"/>
    </style:style>
    <style:style style:name="P14" style:family="paragraph" style:parent-style-name="Standard" style:list-style-name="L2">
      <style:text-properties fo:font-size="16pt" style:font-size-asian="16pt" style:font-size-complex="16pt"/>
    </style:style>
    <style:style style:name="P15" style:family="paragraph" style:parent-style-name="Standard" style:list-style-name="L2">
      <style:text-properties fo:font-size="16pt" style:font-size-asian="16pt" style:font-size-complex="16pt"/>
    </style:style>
    <style:style style:name="P16" style:family="paragraph" style:parent-style-name="Standard" style:list-style-name="L2">
      <style:text-properties fo:font-size="16pt" style:font-size-asian="16pt" style:font-size-complex="16pt"/>
    </style:style>
    <style:style style:name="P17" style:family="paragraph" style:parent-style-name="Standard" style:list-style-name="L2">
      <style:text-properties fo:font-size="16pt" style:font-size-asian="16pt" style:font-size-complex="16pt"/>
    </style:style>
    <style:style style:name="P18" style:family="paragraph" style:parent-style-name="Standard" style:list-style-name="L2">
      <style:text-properties fo:font-size="16pt" style:font-size-asian="16pt" style:font-size-complex="16pt"/>
    </style:style>
    <style:style style:name="P19" style:family="paragraph" style:parent-style-name="Standard" style:list-style-name="L2">
      <style:text-properties fo:font-size="16pt" style:font-size-asian="16pt" style:font-size-complex="16pt"/>
    </style:style>
    <style:style style:name="P20" style:family="paragraph" style:parent-style-name="Standard" style:list-style-name="L2">
      <style:text-properties fo:font-size="16pt" style:font-size-asian="16pt" style:font-size-complex="16pt"/>
    </style:style>
    <style:style style:name="P21" style:family="paragraph" style:parent-style-name="Standard" style:list-style-name="L2">
      <style:text-properties fo:font-size="16pt" style:font-size-asian="16pt" style:font-size-complex="16pt"/>
    </style:style>
    <style:style style:name="P22" style:family="paragraph" style:parent-style-name="Standard" style:list-style-name="L2">
      <style:text-properties fo:font-size="16pt" style:font-size-asian="16pt" style:font-size-complex="16pt"/>
    </style:style>
    <style:style style:name="P23" style:family="paragraph" style:parent-style-name="Standard" style:list-style-name="L2">
      <style:text-properties fo:font-size="16pt" style:font-size-asian="16pt" style:font-size-complex="16pt"/>
    </style:style>
    <style:style style:name="P24" style:family="paragraph" style:parent-style-name="Standard" style:list-style-name="L2">
      <style:text-properties fo:font-size="16pt" style:font-size-asian="16pt" style:font-size-complex="16pt"/>
    </style:style>
    <style:style style:name="P25" style:family="paragraph" style:parent-style-name="Standard" style:list-style-name="L2">
      <style:text-properties fo:font-size="16pt" style:font-size-asian="16pt" style:font-size-complex="16pt"/>
    </style:style>
    <style:style style:name="P26" style:family="paragraph" style:parent-style-name="Standard" style:list-style-name="L2">
      <style:text-properties fo:font-size="16pt" style:font-size-asian="16pt" style:font-size-complex="16pt"/>
    </style:style>
    <style:style style:name="P27" style:family="paragraph" style:parent-style-name="Standard" style:list-style-name="L2">
      <style:text-properties fo:font-size="16pt" style:font-size-asian="16pt" style:font-size-complex="16pt"/>
    </style:style>
    <style:style style:name="P28" style:family="paragraph" style:parent-style-name="Standard" style:list-style-name="L2">
      <style:text-properties fo:font-size="16pt" style:font-size-asian="16pt" style:font-size-complex="16pt"/>
    </style:style>
    <style:style style:name="P29" style:family="paragraph" style:parent-style-name="Standard" style:list-style-name="L2">
      <style:text-properties fo:font-size="16pt" style:font-size-asian="16pt" style:font-size-complex="16pt"/>
    </style:style>
    <style:style style:name="P30" style:family="paragraph" style:parent-style-name="Standard" style:list-style-name="L2">
      <style:text-properties fo:font-size="16pt" style:font-size-asian="16pt" style:font-size-complex="16pt"/>
    </style:style>
    <style:style style:name="P31" style:family="paragraph" style:parent-style-name="Standard" style:list-style-name="L3">
      <style:text-properties fo:font-size="16pt" style:font-size-asian="16pt" style:font-size-complex="16pt"/>
    </style:style>
    <style:style style:name="P32" style:family="paragraph" style:parent-style-name="Standard" style:list-style-name="L3">
      <style:text-properties fo:font-size="16pt" style:font-size-asian="16pt" style:font-size-complex="16pt"/>
    </style:style>
    <style:style style:name="P33" style:family="paragraph" style:parent-style-name="Standard" style:list-style-name="L3">
      <style:text-properties fo:font-size="16pt" style:font-size-asian="16pt" style:font-size-complex="16pt"/>
    </style:style>
    <style:style style:name="P34" style:family="paragraph" style:parent-style-name="Standard" style:list-style-name="L3">
      <style:text-properties fo:font-size="16pt" style:font-size-asian="16pt" style:font-size-complex="16pt"/>
    </style:style>
    <style:style style:name="P35" style:family="paragraph" style:parent-style-name="Standard" style:list-style-name="L3">
      <style:text-properties fo:font-size="16pt" style:font-size-asian="16pt" style:font-size-complex="16pt"/>
    </style:style>
    <style:style style:name="P36" style:family="paragraph" style:parent-style-name="Standard" style:list-style-name="L3">
      <style:text-properties fo:font-size="16pt" style:font-size-asian="16pt" style:font-size-complex="16pt"/>
    </style:style>
    <style:style style:name="P37" style:family="paragraph" style:parent-style-name="Standard" style:list-style-name="L3">
      <style:text-properties fo:font-size="16pt" style:font-size-asian="16pt" style:font-size-complex="16pt"/>
    </style:style>
    <style:style style:name="P38" style:family="paragraph" style:parent-style-name="Standard" style:list-style-name="L3">
      <style:text-properties fo:font-size="16pt" style:font-size-asian="16pt" style:font-size-complex="16pt"/>
    </style:style>
    <style:style style:name="P39" style:family="paragraph" style:parent-style-name="Standard" style:list-style-name="L3">
      <style:text-properties fo:font-size="16pt" style:font-size-asian="16pt" style:font-size-complex="16pt"/>
    </style:style>
    <style:style style:name="P40" style:family="paragraph" style:parent-style-name="Standard" style:list-style-name="L3">
      <style:text-properties fo:font-size="16pt" style:font-size-asian="16pt" style:font-size-complex="16pt"/>
    </style:style>
    <style:style style:name="P41" style:family="paragraph" style:parent-style-name="Standard" style:list-style-name="L3">
      <style:text-properties fo:font-size="16pt" style:font-size-asian="16pt" style:font-size-complex="16pt"/>
    </style:style>
    <style:style style:name="P42" style:family="paragraph" style:parent-style-name="Standard" style:list-style-name="L4">
      <style:text-properties fo:font-size="16pt" style:font-size-asian="16pt" style:font-size-complex="16pt"/>
    </style:style>
    <style:style style:name="P43" style:family="paragraph" style:parent-style-name="Standard" style:list-style-name="L4">
      <style:text-properties fo:font-size="16pt" style:font-size-asian="16pt" style:font-size-complex="16pt"/>
    </style:style>
    <style:style style:name="P44" style:family="paragraph" style:parent-style-name="Standard" style:list-style-name="L3">
      <style:text-properties fo:font-size="16pt" style:font-size-asian="16pt" style:font-size-complex="16pt"/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cture notes for 5.4 OS design</text:p>
      <text:p text:style-name="P1"/>
      <text:p text:style-name="P1">[Comment about multi-factor authentication &amp; phishing attacks. Two kinds attacks: data collection for later use &amp; active MITM.]</text:p>
      <text:p text:style-name="P1"/>
      <text:p text:style-name="P1">Design principles</text:p>
      <text:list text:style-name="L1">
        <text:list-item>
          <text:p text:style-name="P2">Least privilege [for users &amp; programs]</text:p>
        </text:list-item>
        <text:list-item>
          <text:p text:style-name="P2">Economy [keep trusted code small as possible, easier to analyze &amp; test]</text:p>
        </text:list-item>
        <text:list-item>
          <text:p text:style-name="P2">Open design [security by obscurity does not work]</text:p>
        </text:list-item>
        <text:list-item>
          <text:p text:style-name="P2">Complete mediation [every access checked, attempts to bypass must be prevented]</text:p>
        </text:list-item>
        <text:list-item>
          <text:p text:style-name="P2">Default deny [vs. default allow]</text:p>
        </text:list-item>
        <text:list-item>
          <text:p text:style-name="P2">Ease of use [users avoid security that gets in their way]</text:p>
        </text:list-item>
      </text:list>
      <text:p text:style-name="P1"/>
      <text:p text:style-name="P1">Security features of common OSes [some things we saw in chap 4]</text:p>
      <text:list text:style-name="L2">
        <text:list-item>
          <text:p text:style-name="P8">Authentication</text:p>
        </text:list-item>
        <text:list-item>
          <text:p text:style-name="P8">Memory protection</text:p>
        </text:list-item>
        <text:list-item>
          <text:p text:style-name="P8">Access control to files, hardware, &amp; general objects</text:p>
          <text:list>
            <text:list-item>
              <text:p text:style-name="P8">Mandatory access control (SELinux)</text:p>
            </text:list-item>
            <text:list-item>
              <text:p text:style-name="P8">Discretionary access control (standard file permissions)</text:p>
            </text:list-item>
          </text:list>
        </text:list-item>
        <text:list-item>
          <text:p text:style-name="P8">IPC</text:p>
        </text:list-item>
        <text:list-item>
          <text:p text:style-name="P8">Protection of data used by OS for other protection mechanisms (OS must protect itself)</text:p>
        </text:list-item>
        <text:list-item>
          <text:p text:style-name="P8">Starvation prevention</text:p>
        </text:list-item>
      </text:list>
      <text:p text:style-name="P1"/>
      <text:p text:style-name="P1">Security features of trusted OSes</text:p>
      <text:list text:style-name="L2">
        <text:list-item>
          <text:p text:style-name="P8">Object reuse protection</text:p>
          <text:list>
            <text:list-item>
              <text:p text:style-name="P8">Disk blocks, memory frames reused</text:p>
            </text:list-item>
            <text:list-item>
              <text:p text:style-name="P8">Process can allocate disk or memory, then look to see what's left behind</text:p>
            </text:list-item>
            <text:list-item>
              <text:p text:style-name="P8">Trusted OS should zero out objects before reuse</text:p>
            </text:list-item>
            <text:list-item>
              <text:p text:style-name="P8">Secure file deletion: overwrite with varying patterns of zeros &amp; ones</text:p>
            </text:list-item>
            <text:list-item>
              <text:p text:style-name="P8">Secure disk destruction: degaussing, physical destruction</text:p>
            </text:list-item>
          </text:list>
        </text:list-item>
        <text:list-item>
          <text:p text:style-name="P8">Complete mediation of accesses</text:p>
        </text:list-item>
        <text:list-item>
          <text:p text:style-name="P8">Trusted path from user to secure system</text:p>
          <text:list>
            <text:list-item>
              <text:p text:style-name="P8">Prevents programs from spoofing interface of secure components</text:p>
            </text:list-item>
            <text:list-item>
              <text:p text:style-name="P8">Prevents programs from tapping path (e.g. keyloggers)</text:p>
            </text:list-item>
          </text:list>
        </text:list-item>
        <text:list-item>
          <text:p text:style-name="P8">Audit log showing object accesses</text:p>
          <text:list>
            <text:list-item>
              <text:p text:style-name="P8">Only useful if you /look/ at the log</text:p>
            </text:list-item>
          </text:list>
        </text:list-item>
        <text:list-item>
          <text:p text:style-name="P8">Intrusion detection</text:p>
          <text:list>
            <text:list-item>
              <text:p text:style-name="P8">Detect unusual use of the system</text:p>
            </text:list-item>
            <text:list-item>
              <text:p text:style-name="P8">Masquerade detection</text:p>
            </text:list-item>
          </text:list>
        </text:list-item>
      </text:list>
      <text:p text:style-name="P1"/>
      <text:p text:style-name="P1">Kernel design</text:p>
      <text:list text:style-name="L3">
        <text:list-item>
          <text:p text:style-name="P31">Security kernel enforces all security mechanisms</text:p>
        </text:list-item>
        <text:list-item>
          <text:p text:style-name="P31">Good isolation, small size for verifiability, keeps security code together</text:p>
        </text:list-item>
        <text:list-item>
          <text:p text:style-name="P31">Reference monitor controls access to objects (monitors all references to objects)</text:p>
          <text:list>
            <text:list-item>
              <text:p text:style-name="P31">Tamperproof [impossible to break or disable]</text:p>
            </text:list-item>
            <text:list-item>
              <text:p text:style-name="P31">Unbypassable [always invoked, complete mediation]</text:p>
            </text:list-item>
            <text:list-item>
              <text:p text:style-name="P31">Analyzable [small enough to analyze &amp; understand]</text:p>
            </text:list-item>
          </text:list>
        </text:list-item>
        <text:list-item>
          <text:p text:style-name="P31">Trusted computing base (mentioned previously)</text:p>
          <text:list>
            <text:list-item>
              <text:p text:style-name="P31">All parts of OS needed for correct enforcement of security policy</text:p>
            </text:list-item>
            <text:list-item>
              <text:p text:style-name="P31">Handles primitive I/O, clocks, interrupt handling, hardware, capabilities</text:p>
            </text:list-item>
          </text:list>
        </text:list-item>
        <text:list-item>
          <text:p text:style-name="P31">Create security kernel by identifying critical components of large system</text:p>
        </text:list-item>
        <text:list-item>
          <text:p text:style-name="P31">Create security kernel by design</text:p>
        </text:list-item>
        <text:list-item>
          <text:p text:style-name="P31">Monolithic kernel vs. microkernel</text:p>
        </text:list-item>
      </text:list>
      <text:p text:style-name="P1"/>
      <text:p text:style-name="P1">Virtualization</text:p>
      <text:list text:style-name="L4">
        <text:list-item>
          <text:p text:style-name="P42">Virtual memory provides memory isolation, logical process separation</text:p>
        </text:list-item>
        <text:list-item>
          <text:p text:style-name="P42">Virtual machine provides hardware isolation, logical OS separat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creation-date>2008-03-02T16:42:21</meta:creation-date>
    <dc:date>2008-03-02T17:14:46</dc:date>
    <dc:language>en-US</dc:language>
    <meta:editing-cycles>2</meta:editing-cycles>
    <meta:editing-duration>PT11M3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50" meta:word-count="331" meta:character-count="2332"/>
  </office:meta>
</office:document-meta>
</file>